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2AC818242FA.png"/>
  <manifest:file-entry manifest:media-type="image/png" manifest:full-path="Pictures/1000000000000258000001C231E56D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-0.72cm" svg:y="-1.508cm" svg:width="10.174cm" svg:height="15.018cm" draw:z-index="0"><draw:image xlink:href="Pictures/1000000000000201000002AC818242FA.png" xlink:type="simple" xlink:show="embed" xlink:actuate="onLoad"/></draw:frame><draw:frame draw:style-name="fr1" draw:name="grafika2" text:anchor-type="paragraph" svg:x="-0.363cm" svg:y="14.049cm" svg:width="13.231cm" svg:height="9.409cm" draw:z-index="1"><draw:image xlink:href="Pictures/1000000000000258000001C231E56D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8T20:00:58.12</meta:creation-date>
    <meta:document-statistic meta:table-count="0" meta:image-count="2" meta:object-count="0" meta:page-count="1" meta:paragraph-count="0" meta:word-count="0" meta:character-count="0"/>
    <dc:date>2016-12-18T20:01:50.64</dc:date>
    <meta:editing-duration>PT57S</meta:editing-duration>
    <meta:editing-cycles>1</meta:editing-cycles>
    <meta:generator>OpenOffice/4.1.1$Win32 OpenOffice.org_project/411m6$Build-9775</meta:generator>
  </office:meta>
</office:document-meta>
</file>